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3333" draw:textarea-horizontal-align="justify" draw:textarea-vertical-align="middle" draw:auto-grow-height="false" fo:min-height="0.95cm" fo:min-width="27.1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6.3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4.156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4.16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9" style:family="graphic" style:parent-style-name="standard">
      <style:graphic-properties draw:textarea-horizontal-align="justify" draw:textarea-vertical-align="middle" draw:auto-grow-height="false" fo:min-height="3.95cm" fo:min-width="6.9cm"/>
    </style:style>
    <style:style style:name="gr10" style:family="graphic" style:parent-style-name="objectwithoutfill">
      <style:graphic-properties draw:marker-end="Arrow" draw:marker-end-width="0.3cm" draw:fill="none" draw:fill-color="#ff3333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5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27.1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1.85cm" fo:min-width="1.35cm"/>
    </style:style>
    <style:style style:name="gr15" style:family="graphic" style:parent-style-name="standard">
      <style:graphic-properties draw:fill="solid" draw:fill-color="#006600" draw:textarea-horizontal-align="justify" draw:textarea-vertical-align="middle" draw:auto-grow-height="false" fo:min-height="0.55cm" fo:min-width="2.9cm"/>
    </style:style>
    <style:style style:name="gr16" style:family="graphic" style:parent-style-name="standard">
      <style:graphic-properties draw:fill-color="#006600" draw:textarea-horizontal-align="justify" draw:textarea-vertical-align="middle" draw:auto-grow-height="false" fo:min-height="0.55cm" fo:min-width="2.9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0.55cm" fo:min-width="2.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1pt"/>
    </style:style>
    <style:style style:name="P5" style:family="paragraph">
      <loext:graphic-properties draw:fill="none" draw:fill-color="#ff3333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3333"/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3333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006600"/>
      <style:paragraph-properties fo:text-align="center"/>
      <style:text-properties fo:font-size="18pt"/>
    </style:style>
    <style:style style:name="P13" style:family="paragraph">
      <loext:graphic-properties draw:fill-color="#006600"/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7.6cm" svg:height="1.2cm" svg:x="0.2cm" svg:y="0.2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0.2cm" svg:y="2cm"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2cm" svg:x="5.4cm" svg:y="2cm">
          <text:p text:style-name="P3">Dashboard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6cm" svg:height="1.4cm" svg:x="5.4cm" svg:y="3.6cm">
          <text:p text:style-name="P3">Brides Management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4.6cm" svg:height="1.4cm" svg:x="5.4cm" svg:y="5.4cm">
          <text:p text:style-name="P3">Vendors Managem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1.4cm" svg:x="5.4cm" svg:y="7.2cm">
          <text:p text:style-name="P3">Category Manag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.8cm" svg:height="2.6cm" svg:x="2.4cm" svg:y="16.2cm">
          <text:p text:style-name="P4">Show Basic Information of Vendor</text:p>
          <text:p text:style-name="P4">Show Vendor Categories</text:p>
          <text:p text:style-name="P4">View Public Profile of Vendor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4.656cm" svg:height="0.8cm" svg:x="9.8cm" svg:y="16.2cm">
          <text:p text:style-name="P3">Show All Reviews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4.66cm" svg:height="0.8cm" svg:x="14.94cm" svg:y="16.2cm">
          <text:p text:style-name="P3">Show All FAQs</text:p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layout" svg:width="6.4cm" svg:height="0.8cm" svg:x="20cm" svg:y="16.2cm">
          <text:p text:style-name="P3">Show All Photos and Videos</text:p>
          <draw:enhanced-geometry svg:viewBox="0 0 21600 21600" draw:type="rectangle" draw:enhanced-path="M 0 0 L 21600 0 21600 21600 0 21600 0 0 Z N"/>
        </draw:custom-shape>
        <draw:custom-shape draw:style-name="gr9" draw:text-style-name="P3" xml:id="id5" draw:id="id5" draw:layer="layout" svg:width="7.4cm" svg:height="4.2cm" svg:x="20cm" svg:y="6.4cm">
          <text:p text:style-name="P3">Tasks:-</text:p>
          <text:p text:style-name="P3">List of all Vendors</text:p>
          <text:p text:style-name="P3">Add Vendor</text:p>
          <text:p text:style-name="P3">Edit Vendor</text:p>
          <text:p text:style-name="P3">Delete Vendor</text:p>
          <text:p text:style-name="P3">Activate/Deactivate Vendor Profile</text:p>
          <draw:enhanced-geometry svg:viewBox="0 0 21600 21600" draw:type="rectangle" draw:enhanced-path="M 0 0 L 21600 0 21600 21600 0 21600 0 0 Z N"/>
        </draw:custom-shape>
        <draw:custom-shape draw:style-name="gr9" draw:text-style-name="P3" xml:id="id1" draw:id="id1" draw:layer="layout" svg:width="7.4cm" svg:height="4.2cm" svg:x="20cm" svg:y="10.8cm">
          <text:p text:style-name="P3">Tasks:-</text:p>
          <text:p text:style-name="P3">List of all Categories</text:p>
          <text:p text:style-name="P3">Add Category</text:p>
          <text:p text:style-name="P3">Edit Category</text:p>
          <text:p text:style-name="P3">Delete Category</text:p>
          <text:p text:style-name="P3">Activate/Deactivate Category</text:p>
          <draw:enhanced-geometry svg:viewBox="0 0 21600 21600" draw:type="rectangle" draw:enhanced-path="M 0 0 L 21600 0 21600 21600 0 21600 0 0 Z N"/>
        </draw:custom-shape>
        <draw:custom-shape draw:style-name="gr9" draw:text-style-name="P3" xml:id="id3" draw:id="id3" draw:layer="layout" svg:width="7.4cm" svg:height="4.2cm" svg:x="20cm" svg:y="1.8cm">
          <text:p text:style-name="P3">Tasks:-</text:p>
          <text:p text:style-name="P3">List of all Brides</text:p>
          <text:p text:style-name="P3">Add Bride</text:p>
          <text:p text:style-name="P3">Edit Bride</text:p>
          <text:p text:style-name="P3">Delete Bride</text:p>
          <text:p text:style-name="P3">Activate/Deactivate Bride Profile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4.4cm" svg:y1="2.6cm" svg:x2="5.6cm" svg:y2="2.6cm">
          <text:p/>
        </draw:line>
        <draw:line draw:style-name="gr10" draw:text-style-name="P5" draw:layer="layout" svg:x1="10cm" svg:y1="2.6cm" svg:x2="11.8cm" svg:y2="2.6cm">
          <text:p/>
        </draw:line>
        <draw:custom-shape draw:style-name="gr11" draw:text-style-name="P3" draw:layer="layout" svg:width="5.8cm" svg:height="1.2cm" svg:x="11.8cm" svg:y="2cm">
          <text:p text:style-name="P3">Show statistics of Website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0cm" svg:y1="7.9cm" svg:x2="20cm" svg:y2="12.9cm" draw:end-shape="id1" draw:end-glue-point="3" svg:d="M10000 7900h4750v5000h5250" svg:viewBox="0 0 10001 5001">
          <text:p/>
        </draw:connector>
        <draw:connector draw:style-name="gr10" draw:text-style-name="P5" draw:layer="layout" svg:x1="10cm" svg:y1="4.3cm" svg:x2="20cm" svg:y2="3.9cm" draw:start-shape="id2" draw:start-glue-point="1" draw:end-shape="id3" svg:d="M10000 4300h5000v-400h5000" svg:viewBox="0 0 10001 401">
          <text:p/>
        </draw:connector>
        <draw:connector draw:style-name="gr10" draw:text-style-name="P5" draw:layer="layout" draw:line-skew="4cm" svg:x1="10cm" svg:y1="6.1cm" svg:x2="20cm" svg:y2="8.5cm" draw:start-shape="id4" draw:start-glue-point="1" draw:end-shape="id5" draw:end-glue-point="3" svg:d="M10000 6100h9000v2400h1000" svg:viewBox="0 0 10001 2401">
          <text:p/>
        </draw:connector>
        <draw:connector draw:style-name="gr10" draw:text-style-name="P5" draw:layer="layout" draw:line-skew="0cm 2.2cm" svg:x1="27.4cm" svg:y1="8.5cm" svg:x2="5.8cm" svg:y2="16.2cm" draw:start-shape="id5" draw:start-glue-point="1" draw:end-shape="id6" draw:end-glue-point="0" svg:d="M27400 8500h501v7100h-22101v600" svg:viewBox="0 0 22102 7701">
          <text:p/>
        </draw:connector>
        <draw:connector draw:style-name="gr10" draw:text-style-name="P5" draw:layer="layout" draw:line-skew="0cm 2.2cm" svg:x1="27.4cm" svg:y1="8.5cm" svg:x2="12.128cm" svg:y2="16.2cm" draw:start-shape="id5" draw:start-glue-point="1" draw:end-shape="id7" draw:end-glue-point="0" svg:d="M27400 8500h501v7100h-15773v600" svg:viewBox="0 0 15774 7701">
          <text:p/>
        </draw:connector>
        <draw:connector draw:style-name="gr10" draw:text-style-name="P5" draw:layer="layout" draw:line-skew="0cm 2.2cm" svg:x1="27.4cm" svg:y1="8.5cm" svg:x2="17.27cm" svg:y2="16.2cm" draw:start-shape="id5" draw:start-glue-point="1" draw:end-shape="id8" draw:end-glue-point="0" svg:d="M27400 8500h501v7100h-10631v600" svg:viewBox="0 0 10632 7701">
          <text:p/>
        </draw:connector>
        <draw:connector draw:style-name="gr10" draw:text-style-name="P5" draw:layer="layout" draw:line-skew="0cm 2.2cm" svg:x1="27.4cm" svg:y1="8.5cm" svg:x2="23.2cm" svg:y2="16.2cm" draw:start-shape="id5" draw:start-glue-point="1" draw:end-shape="id9" draw:end-glue-point="0" svg:d="M27400 8500h501v7100h-4701v600" svg:viewBox="0 0 4702 7701">
          <text:p/>
        </draw:connector>
        <draw:custom-shape draw:style-name="gr8" draw:text-style-name="P3" xml:id="id10" draw:id="id10" draw:layer="layout" svg:width="6.4cm" svg:height="0.8cm" svg:x="9.8cm" svg:y="18cm">
          <text:p text:style-name="P3">List of Mesages sent by Brides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0" draw:text-style-name="P5" draw:layer="layout" draw:line-skew="0cm 3.1cm" svg:x1="27.4cm" svg:y1="8.5cm" svg:x2="13cm" svg:y2="18cm" draw:start-shape="id5" draw:start-glue-point="1" draw:end-shape="id10" draw:end-glue-point="0" svg:d="M27400 8500h501v8900h-14901v600" svg:viewBox="0 0 14902 9501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8" draw:layer="layout" svg:width="27.6cm" svg:height="1.2cm" svg:x="0.2cm" svg:y="0.2cm">
          <text:p text:style-name="P7">Frontend of the Website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4.2cm" svg:height="1.2cm" svg:x="12.8cm" svg:y="5.6cm"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11" draw:text-style-name="P3" xml:id="id13" draw:id="id13" draw:layer="layout" svg:width="5.8cm" svg:height="1.2cm" svg:x="16.6cm" svg:y="2.2cm">
          <text:p text:style-name="P3">Add your Business (Vendor)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2cm" svg:height="1.2cm" svg:x="9.2cm" svg:y="2.4cm">
          <text:p text:style-name="P3">Join as Br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7.6cm" svg:height="2.4cm" svg:x="0.2cm" svg:y="18.4cm">
          <text:p text:style-name="P9">Queries:-</text:p>
          <text:p text:style-name="P9">1. Bride Register - Need to know about the Fields of Register Form</text:p>
          <text:p text:style-name="P9">2. Vendor Register - Need to know about the Fields of Register Form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1.3cm" svg:y1="3.6cm" svg:x2="14.9cm" svg:y2="5.6cm" draw:start-shape="id11" draw:start-glue-point="2" draw:end-shape="id12" svg:d="M11300 3600v1000h3600v1000" svg:viewBox="0 0 3601 2001">
          <text:p/>
        </draw:connector>
        <draw:connector draw:style-name="gr10" draw:text-style-name="P5" draw:layer="layout" draw:line-skew="0.1cm" svg:x1="19.5cm" svg:y1="3.4cm" svg:x2="14.9cm" svg:y2="5.6cm" draw:start-shape="id13" draw:start-glue-point="2" draw:end-shape="id12" draw:end-glue-point="0" svg:d="M19500 3400v1200h-4600v1000" svg:viewBox="0 0 4601 2201">
          <text:p/>
        </draw:connector>
        <draw:custom-shape draw:style-name="gr2" draw:text-style-name="P3" xml:id="id16" draw:id="id16" draw:layer="layout" svg:width="4.2cm" svg:height="1.2cm" svg:x="5.4cm" svg:y="10.7cm">
          <text:p text:style-name="P3">Bride Dashboard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4.2cm" svg:height="1.2cm" svg:x="12.9cm" svg:y="13.6cm">
          <text:p text:style-name="P3">Vendor Dashboard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4" draw:id="id14" draw:layer="layout" svg:width="3.7cm" svg:height="4.2cm" svg:x="13.1cm" svg:y="7.6cm">
          <text:p text:style-name="P10"><text:span text:style-name="T1">Login Proc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svg:x1="14.9cm" svg:y1="6.8cm" svg:x2="14.95cm" svg:y2="7.6cm" draw:start-shape="id12" draw:start-glue-point="2" draw:end-shape="id14" draw:end-glue-point="4" svg:d="M14900 6800v400h50v400" svg:viewBox="0 0 51 801">
          <text:p/>
        </draw:connector>
        <draw:connector draw:style-name="gr10" draw:text-style-name="P5" draw:layer="layout" svg:x1="14.95cm" svg:y1="11.8cm" svg:x2="15cm" svg:y2="13.6cm" draw:start-shape="id14" draw:start-glue-point="6" draw:end-shape="id15" draw:end-glue-point="0" svg:d="M14950 11800v901h50v899" svg:viewBox="0 0 51 1801">
          <text:p/>
        </draw:connector>
        <draw:connector draw:style-name="gr10" draw:text-style-name="P5" draw:layer="layout" svg:x1="13.1cm" svg:y1="9.7cm" svg:x2="7.5cm" svg:y2="10.7cm" draw:start-shape="id14" draw:start-glue-point="5" draw:end-shape="id16" draw:end-glue-point="0" svg:d="M13100 9700h-5600v1000" svg:viewBox="0 0 5601 1001">
          <text:p/>
        </draw:connector>
        <draw:connector draw:style-name="gr10" draw:text-style-name="P5" draw:layer="layout" draw:line-skew="4.499cm" svg:x1="16.8cm" svg:y1="9.7cm" svg:x2="17cm" svg:y2="6.2cm" draw:start-shape="id14" draw:start-glue-point="7" draw:end-shape="id12" draw:end-glue-point="1" svg:d="M16800 9700h5200v-3500h-5000" svg:viewBox="0 0 5201 3501">
          <text:p/>
        </draw:connector>
        <draw:custom-shape draw:style-name="gr15" draw:text-style-name="P12" draw:layer="layout" svg:width="3.4cm" svg:height="0.8cm" svg:x="13.6cm" svg:y="12cm">
          <text:p text:style-name="P7">YES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cm" svg:height="0.8cm" svg:x="9cm" svg:y="9.2cm">
          <text:p text:style-name="P7">YES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4cm" svg:height="0.8cm" svg:x="20.4cm" svg:y="7.6cm">
          <text:p text:style-name="P7">N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draw:layer="layout" svg:width="27.6cm" svg:height="1.2cm" svg:x="0.2cm" svg:y="0.2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0.2cm" svg:y="2cm"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2cm" svg:x="5.4cm" svg:y="2cm">
          <text:p text:style-name="P3">Dashbo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1.4cm" svg:x="5.4cm" svg:y="3.6cm">
          <text:p text:style-name="P3">Brides Managem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1.4cm" svg:x="5.4cm" svg:y="5.4cm">
          <text:p text:style-name="P3">Vendors Managem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1.4cm" svg:x="5.4cm" svg:y="7.2cm">
          <text:p text:style-name="P3">Category Management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4.4cm" svg:y1="2.6cm" svg:x2="5.6cm" svg:y2="2.6cm">
          <text:p/>
        </draw:line>
        <draw:line draw:style-name="gr10" draw:text-style-name="P5" draw:layer="layout" svg:x1="10cm" svg:y1="2.6cm" svg:x2="11.8cm" svg:y2="2.6cm">
          <text:p/>
        </draw:line>
        <draw:custom-shape draw:style-name="gr11" draw:text-style-name="P3" draw:layer="layout" svg:width="5.8cm" svg:height="1.2cm" svg:x="11.8cm" svg:y="2cm">
          <text:p text:style-name="P3">All Even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0.2cm" svg:y="3.6cm">
          <text:p text:style-name="P3">Regist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27.6cm" svg:height="1.2cm" svg:x="0.2cm" svg:y="0.2cm">
          <text:p text:style-name="P1">Brid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2cm" svg:x="0.2cm" svg:y="2cm"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2cm" svg:x="5.4cm" svg:y="2cm">
          <text:p text:style-name="P3">Dashbo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1.4cm" svg:x="5.4cm" svg:y="3.6cm">
          <text:p text:style-name="P3">Brides Managem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1.4cm" svg:x="5.4cm" svg:y="5.4cm">
          <text:p text:style-name="P3">Vendors Managem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1.4cm" svg:x="5.4cm" svg:y="7.2cm">
          <text:p text:style-name="P3">Category Management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4.4cm" svg:y1="2.6cm" svg:x2="5.6cm" svg:y2="2.6cm">
          <text:p/>
        </draw:line>
        <draw:line draw:style-name="gr10" draw:text-style-name="P5" draw:layer="layout" svg:x1="10cm" svg:y1="2.6cm" svg:x2="11.8cm" svg:y2="2.6cm">
          <text:p/>
        </draw:line>
        <draw:custom-shape draw:style-name="gr11" draw:text-style-name="P3" draw:layer="layout" svg:width="5.8cm" svg:height="1.2cm" svg:x="11.8cm" svg:y="2cm">
          <text:p text:style-name="P3">All Even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59:42.567647012</meta:creation-date>
    <dc:date>2017-10-25T17:15:23.151503130</dc:date>
    <meta:editing-duration>PT58S</meta:editing-duration>
    <meta:editing-cycles>1</meta:editing-cycles>
    <meta:document-statistic meta:object-count="90"/>
    <meta:generator>LibreOffice/5.1.6.2$Linux_X86_64 LibreOffice_project/10m0$Build-2</meta:generator>
  </office:meta>
</office:document-meta>
</file>